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251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4.307cm"/>
    </style:style>
    <style:style style:name="co11" style:family="table-column">
      <style:table-column-properties fo:break-before="auto" style:column-width="0.616cm"/>
    </style:style>
    <style:style style:name="co6" style:family="table-column">
      <style:table-column-properties fo:break-before="auto" style:column-width="2.09cm"/>
    </style:style>
    <style:style style:name="co12" style:family="table-column">
      <style:table-column-properties fo:break-before="auto" style:column-width="4.699cm"/>
    </style:style>
    <style:style style:name="co8" style:family="table-column">
      <style:table-column-properties fo:break-before="auto" style:column-width="12.755cm"/>
    </style:style>
    <style:style style:name="co9" style:family="table-column">
      <style:table-column-properties fo:break-before="auto" style:column-width="12.726cm"/>
    </style:style>
    <style:style style:name="co10" style:family="table-column">
      <style:table-column-properties fo:break-before="auto" style:column-width="9.929cm"/>
    </style:style>
    <style:style style:name="co14" style:family="table-column">
      <style:table-column-properties fo:break-before="auto" style:column-width="3.9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Membres_20_du_20_groupe">
      <style:table-properties table:display="true" style:writing-mode="lr-tb"/>
    </style:style>
    <style:style style:name="ta3" style:family="table" style:master-page-name="PageStyle_5f_Etapes_20_6_20_à_20_10">
      <style:table-properties table:display="true" style:writing-mode="lr-tb"/>
    </style:style>
    <style:style style:name="ta4" style:family="table" style:master-page-name="PageStyle_5f_Participation">
      <style:table-properties table:display="true" style:writing-mode="lr-tb"/>
    </style:style>
    <style:style style:name="ta5" style:family="table" style:master-page-name="PageStyle_5f_Etapes_20_0_20_à_20_5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mbres du group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6379" table:default-cell-style-name="Default"/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 office:value-type="string" calcext:value-type="string">
            <text:p>Bilan SAE S2.02</text:p>
          </table:table-cell>
          <table:table-cell table:number-columns-repeated="16382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 table:number-columns-repeated="2"/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Prénom</text:p>
          </table:table-cell>
          <table:table-cell table:style-name="ce12" office:value-type="string" calcext:value-type="string">
            <text:p>Groupe de TP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1 :</text:p>
          </table:table-cell>
          <table:table-cell table:style-name="ce13" office:value-type="string" calcext:value-type="string">
            <text:p>KOLODZIEJSKI</text:p>
          </table:table-cell>
          <table:table-cell table:style-name="ce13" office:value-type="string" calcext:value-type="string">
            <text:p>Carl</text:p>
          </table:table-cell>
          <table:table-cell table:style-name="ce13" office:value-type="string" calcext:value-type="string">
            <text:p>B1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2 :</text:p>
          </table:table-cell>
          <table:table-cell table:style-name="ce13" office:value-type="string" calcext:value-type="string">
            <text:p>GOUMZI</text:p>
          </table:table-cell>
          <table:table-cell table:style-name="ce13" office:value-type="string" calcext:value-type="string">
            <text:p>Clément</text:p>
          </table:table-cell>
          <table:table-cell table:style-name="ce13" office:value-type="string" calcext:value-type="string">
            <text:p>B1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3 :</text:p>
          </table:table-cell>
          <table:table-cell table:style-name="ce13" table:number-columns-repeated="3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tudiant 4 :</text:p>
          </table:table-cell>
          <table:table-cell table:style-name="ce13" table:number-columns-repeated="3"/>
          <table:table-cell table:number-columns-repeated="16379"/>
        </table:table-row>
      </table:table>
      <table:table table:name="Etapes 0 à 5" table:style-name="ta5">
        <office:forms form:automatic-focus="false" form:apply-design-mode="false"/>
        <table:table-column table:style-name="co6" table:default-cell-style-name="Default"/>
        <table:table-column table:style-name="co14" table:default-cell-style-name="Default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6" table:number-columns-repeated="1637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>
          <table:table-cell/>
          <table:table-cell table:style-name="ce14" office:value-type="string" calcext:value-type="string">
            <text:p>Bilan Etapes 0 à 5</text:p>
          </table:table-cell>
          <table:table-cell table:style-name="Default" table:number-columns-repeated="3"/>
          <table:table-cell table:number-columns-repeated="1637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>
          <table:table-cell table:style-name="ce12"/>
          <table:table-cell table:style-name="ce12" office:value-type="string" calcext:value-type="string">
            <text:p>Réalisée totalement ?</text:p>
          </table:table-cell>
          <table:table-cell office:value-type="string" calcext:value-type="string">
            <text:p>Notre groupe a été aidé par un autre groupe pour cette étape</text:p>
          </table:table-cell>
          <table:table-cell office:value-type="string" calcext:value-type="string">
            <text:p>Si Oui par quel groupe (le nom d'un membre du groupe aidant)</text:p>
          </table:table-cell>
          <table:table-cell office:value-type="string" calcext:value-type="string">
            <text:p>Si Oui, quelles aides ?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Etape 0</text:p>
          </table:table-cell>
          <table:table-cell table:style-name="ce12" office:value-type="string" calcext:value-type="string">
            <text:p><text:span text:style-name="T1">Oui</text:span>/Non</text:p>
          </table:table-cell>
          <table:table-cell office:value-type="string" calcext:value-type="string">
            <text:p>Oui/<text:span text:style-name="T1">Non</text:span>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Etape 1</text:p>
          </table:table-cell>
          <table:table-cell table:style-name="ce12" office:value-type="string" calcext:value-type="string">
            <text:p><text:span text:style-name="T1">Oui</text:span>/Non</text:p>
          </table:table-cell>
          <table:table-cell office:value-type="string" calcext:value-type="string">
            <text:p>Oui/<text:span text:style-name="T1">Non</text:span>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Etape 2</text:p>
          </table:table-cell>
          <table:table-cell table:style-name="ce12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Etape 3</text:p>
          </table:table-cell>
          <table:table-cell table:style-name="ce12"/>
          <table:table-cell table:number-columns-repeated="16382"/>
        </table:table-row>
        <table:table-row table:style-name="ro1">
          <table:table-cell table:style-name="ce12" office:value-type="string" calcext:value-type="string">
            <text:p>Etape 4</text:p>
          </table:table-cell>
          <table:table-cell table:style-name="ce12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Etape 5</text:p>
          </table:table-cell>
          <table:table-cell table:style-name="ce12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Livrable</text:p>
          </table:table-cell>
          <table:table-cell office:value-type="string" calcext:value-type="string">
            <text:p>Rendu sous Moodle ?</text:p>
          </table:table-cell>
          <table:table-cell office:value-type="string" calcext:value-type="string">
            <text:p>Si non, pourquoi ?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etape_1_diagramme.png 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tape_2_diagramme.png 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etape_4_diagramme.png 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etape_5_diagramme.png 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bilan.xlsx</text:p>
          </table:table-cell>
          <table:table-cell office:value-type="string" calcext:value-type="string">
            <text:p>Oui/Non</text:p>
          </table:table-cell>
          <table:table-cell table:style-name="ce4"/>
          <table:table-cell table:number-columns-repeated="1637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/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La trace d'affichage est la même que celle dans trace_test_suites.pdf ?</text:p>
          </table:table-cell>
          <table:table-cell table:style-name="ce6" office:value-type="string" calcext:value-type="string">
            <text:p>Si Non, donnez des explications …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Test de SuiteExplicite (étape 2)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</table:table>
      <table:table table:name="Etapes 6 à 10" table:style-name="ta3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6" table:number-columns-repeated="16378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/>
          <table:table-cell table:style-name="ce14" office:value-type="string" calcext:value-type="string">
            <text:p>Bilan Etapes 6 à 10</text:p>
          </table:table-cell>
          <table:table-cell table:style-name="ce14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Réalisée complètement ?</text:p>
          </table:table-cell>
          <table:table-cell office:value-type="string" calcext:value-type="string">
            <text:p>Notre groupe a été aidé par un autre groupe pour cette étape</text:p>
          </table:table-cell>
          <table:table-cell office:value-type="string" calcext:value-type="string">
            <text:p>Si Oui par quel groupe (le nom d'un membre du groupe aidant)</text:p>
          </table:table-cell>
          <table:table-cell office:value-type="string" calcext:value-type="string">
            <text:p>Si Oui, quelles aides ?</text:p>
          </table:table-cell>
          <table:table-cell table:number-columns-repeated="16378"/>
        </table:table-row>
        <table:table-row table:style-name="ro1">
          <table:table-cell/>
          <table:table-cell table:style-name="ce12" office:value-type="string" calcext:value-type="string">
            <text:p>Etape 6</text:p>
          </table:table-cell>
          <table:table-cell table:style-name="ce12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Etape 7</text:p>
          </table:table-cell>
          <table:table-cell table:style-name="ce12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Etape 8</text:p>
          </table:table-cell>
          <table:table-cell table:style-name="ce12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Etape 9</text:p>
          </table:table-cell>
          <table:table-cell table:style-name="ce12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Etape 10</text:p>
          </table:table-cell>
          <table:table-cell table:style-name="ce12" office:value-type="string" calcext:value-type="string">
            <text:p>Oui/Non</text:p>
          </table:table-cell>
          <table:table-cell office:value-type="string" calcext:value-type="string">
            <text:p>Oui/Non</text:p>
          </table:table-cell>
          <table:table-cell table:number-columns-repeated="16380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Livrable</text:p>
          </table:table-cell>
          <table:table-cell office:value-type="string" calcext:value-type="string">
            <text:p>Rendu sous Moodle ?</text:p>
          </table:table-cell>
          <table:table-cell office:value-type="string" calcext:value-type="string">
            <text:p>Si non, pourquoi ?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etape_6_diagramme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diagramme_final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1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2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3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sources_sweet.zip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bilan.xlsx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La trace d'affichage est la même que celle dans trace_test_suites.pdf ?</text:p>
          </table:table-cell>
          <table:table-cell office:value-type="string" calcext:value-type="string">
            <text:p>Si Non, donnez des explications …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Test de SuiteLineair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Geometriqu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Arithmetiqu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ArithmeticoGeometriqu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est de SuiteLogistique (étape 7)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La même que celle de l'énoncé</text:p>
          </table:table-cell>
          <table:table-cell office:value-type="string" calcext:value-type="string">
            <text:p>Si non, quelles sont les différences ?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1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2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8" office:value-type="string" calcext:value-type="string">
            <text:p>capture_3_etape_9.png </text:p>
          </table:table-cell>
          <table:table-cell office:value-type="string" calcext:value-type="string">
            <text:p>Oui/Non</text:p>
          </table:table-cell>
          <table:table-cell table:number-columns-repeated="16379"/>
        </table:table-row>
      </table:table>
      <table:table table:name="Participation" table:style-name="ta4">
        <table:table-column table:style-name="co6" table:number-columns-repeated="1638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onnez en pourcentage la participation de chque membre du groupe ?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0:32:33.6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rticipation" style:display-name="PageStyle_Particip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apes_20_0_20_à_20_5" style:display-name="PageStyle_Etapes 0 à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bres_20_du_20_groupe" style:display-name="PageStyle_Membres du grou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apes_20_6_20_à_20_10" style:display-name="PageStyle_Etapes 6 à 10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losa</meta:initial-creator>
    <dc:creator>Mathilde Konury</dc:creator>
    <meta:creation-date>2015-06-05T18:17:20</meta:creation-date>
    <dc:date>2024-06-04T10:34:33.540000000</dc:date>
    <meta:editing-duration>PT2M47S</meta:editing-duration>
    <meta:generator>LibreOffice/24.2.3.2$Windows_X86_64 LibreOffice_project/433d9c2ded56988e8a90e6b2e771ee4e6a5ab2ba</meta:generator>
    <meta:editing-cycles>2</meta:editing-cycles>
    <meta:document-statistic meta:table-count="4" meta:cell-count="110" meta:object-count="0"/>
    <meta:user-defined meta:name="AppVersion">16.0300</meta:user-defined>
  </office:meta>
</office:document-meta>
</file>